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>
      <style:table-cell-properties style:text-align-source="value-type" style:repeat-content="false"/>
      <style:paragraph-properties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15.572cm" svg:y="6.98cm">
            <draw:object draw:notify-on-update-of-ranges="Sheet1.A1:Sheet1.A22 Sheet1.D1:Sheet1.D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9.005cm" svg:x="18.815cm" svg:y="0.292cm">
            <draw:object draw:notify-on-update-of-ranges="Sheet1.A1:Sheet1.A22 Sheet1.C1:Sheet1.C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69.5">
            <text:p>69.5</text:p>
          </table:table-cell>
          <table:table-cell office:value-type="float" office:value="127.2">
            <text:p>127.2</text:p>
          </table:table-cell>
          <table:table-cell table:formula="of:=(d*([.B1]*0.000000000001+co))/(s*e)" office:value-type="float" office:value="241.95856873823">
            <text:p>241.9585687382</text:p>
          </table:table-cell>
          <table:table-cell table:formula="of:=1/[.C1]" office:value-type="float" office:value="0.00413293897882939">
            <text:p>0.004132939</text:p>
          </table:table-cell>
          <table:table-cell office:value-type="string">
            <text:p>d</text:p>
          </table:table-cell>
          <table:table-cell office:value-type="float" office:value="0.0011">
            <text:p>0.0011</text:p>
          </table:table-cell>
        </table:table-row>
        <table:table-row table:style-name="ro1">
          <table:table-cell office:value-type="float" office:value="67.5">
            <text:p>67.5</text:p>
          </table:table-cell>
          <table:table-cell office:value-type="float" office:value="130.4">
            <text:p>130.4</text:p>
          </table:table-cell>
          <table:table-cell table:formula="of:=(d*([.B2]*0.000000000001+co))/(s*e)" office:value-type="float" office:value="246.377903327056">
            <text:p>246.3779033271</text:p>
          </table:table-cell>
          <table:table-cell table:formula="of:=1/[.C2]" office:value-type="float" office:value="0.00405880554423155">
            <text:p>0.0040588055</text:p>
          </table:table-cell>
          <table:table-cell office:value-type="string">
            <text:p>s</text:p>
          </table:table-cell>
          <table:table-cell office:value-type="float" office:value="0.00009">
            <text:p>0.00009</text:p>
          </table:table-cell>
        </table:table-row>
        <table:table-row table:style-name="ro1">
          <table:table-cell office:value-type="float" office:value="65.5">
            <text:p>65.5</text:p>
          </table:table-cell>
          <table:table-cell office:value-type="float" office:value="144.5">
            <text:p>144.5</text:p>
          </table:table-cell>
          <table:table-cell table:formula="of:=(d*([.B3]*0.000000000001+co))/(s*e)" office:value-type="float" office:value="265.850596359071">
            <text:p>265.8505963591</text:p>
          </table:table-cell>
          <table:table-cell table:formula="of:=1/[.C3]" office:value-type="float" office:value="0.00376151121605667">
            <text:p>0.0037615112</text:p>
          </table:table-cell>
          <table:table-cell office:value-type="string">
            <text:p>e</text:p>
          </table:table-cell>
          <table:table-cell office:value-type="float" office:value="0.00000000000885">
            <text:p>8.85E-012</text:p>
          </table:table-cell>
        </table:table-row>
        <table:table-row table:style-name="ro1">
          <table:table-cell office:value-type="float" office:value="63.5">
            <text:p>63.5</text:p>
          </table:table-cell>
          <table:table-cell office:value-type="float" office:value="150">
            <text:p>150</text:p>
          </table:table-cell>
          <table:table-cell table:formula="of:=(d*([.B4]*0.000000000001+co))/(s*e)" office:value-type="float" office:value="273.446327683616">
            <text:p>273.4463276836</text:p>
          </table:table-cell>
          <table:table-cell table:formula="of:=1/[.C4]" office:value-type="float" office:value="0.00365702479338843">
            <text:p>0.0036570248</text:p>
          </table:table-cell>
          <table:table-cell office:value-type="string">
            <text:p>c</text:p>
          </table:table-cell>
          <table:table-cell office:value-type="float" office:value="0.000000000048">
            <text:p>4.8E-011</text:p>
          </table:table-cell>
        </table:table-row>
        <table:table-row table:style-name="ro1">
          <table:table-cell office:value-type="float" office:value="61.5">
            <text:p>61.5</text:p>
          </table:table-cell>
          <table:table-cell office:value-type="float" office:value="165.9">
            <text:p>165.9</text:p>
          </table:table-cell>
          <table:table-cell table:formula="of:=(d*([.B5]*0.000000000001+co))/(s*e)" office:value-type="float" office:value="295.404896421846">
            <text:p>295.4048964218</text:p>
          </table:table-cell>
          <table:table-cell table:formula="of:=1/[.C5]" office:value-type="float" office:value="0.00338518424072421">
            <text:p>0.0033851842</text:p>
          </table:table-cell>
          <table:table-cell table:number-columns-repeated="2"/>
        </table:table-row>
        <table:table-row table:style-name="ro1">
          <table:table-cell office:value-type="float" office:value="59.5">
            <text:p>59.5</text:p>
          </table:table-cell>
          <table:table-cell office:value-type="float" office:value="184.5">
            <text:p>184.5</text:p>
          </table:table-cell>
          <table:table-cell table:formula="of:=(d*([.B6]*0.000000000001+co))/(s*e)" office:value-type="float" office:value="321.092278719397">
            <text:p>321.0922787194</text:p>
          </table:table-cell>
          <table:table-cell table:formula="of:=1/[.C6]" office:value-type="float" office:value="0.00311436950146627">
            <text:p>0.0031143695</text:p>
          </table:table-cell>
          <table:table-cell table:number-columns-repeated="2"/>
        </table:table-row>
        <table:table-row table:style-name="ro1">
          <table:table-cell office:value-type="float" office:value="57.5">
            <text:p>57.5</text:p>
          </table:table-cell>
          <table:table-cell office:value-type="float" office:value="217">
            <text:p>217</text:p>
          </table:table-cell>
          <table:table-cell table:formula="of:=(d*([.B7]*0.000000000001+co))/(s*e)" office:value-type="float" office:value="365.976145637163">
            <text:p>365.9761456372</text:p>
          </table:table-cell>
          <table:table-cell table:formula="of:=1/[.C7]" office:value-type="float" office:value="0.00273241852487135">
            <text:p>0.0027324185</text:p>
          </table:table-cell>
          <table:table-cell table:number-columns-repeated="2"/>
        </table:table-row>
        <table:table-row table:style-name="ro1">
          <table:table-cell office:value-type="float" office:value="55.5">
            <text:p>55.5</text:p>
          </table:table-cell>
          <table:table-cell office:value-type="float" office:value="255.2">
            <text:p>255.2</text:p>
          </table:table-cell>
          <table:table-cell table:formula="of:=(d*([.B8]*0.000000000001+co))/(s*e)" office:value-type="float" office:value="418.731952291274">
            <text:p>418.7319522913</text:p>
          </table:table-cell>
          <table:table-cell table:formula="of:=1/[.C8]" office:value-type="float" office:value="0.0023881626289278">
            <text:p>0.0023881626</text:p>
          </table:table-cell>
          <table:table-cell table:number-columns-repeated="2"/>
        </table:table-row>
        <table:table-row table:style-name="ro1">
          <table:table-cell office:value-type="float" office:value="53.5">
            <text:p>53.5</text:p>
          </table:table-cell>
          <table:table-cell office:value-type="float" office:value="325.5">
            <text:p>325.5</text:p>
          </table:table-cell>
          <table:table-cell table:formula="of:=(d*([.B9]*0.000000000001+co))/(s*e)" office:value-type="float" office:value="515.819209039548">
            <text:p>515.8192090395</text:p>
          </table:table-cell>
          <table:table-cell table:formula="of:=1/[.C9]" office:value-type="float" office:value="0.00193866374589266">
            <text:p>0.0019386637</text:p>
          </table:table-cell>
          <table:table-cell table:number-columns-repeated="2"/>
        </table:table-row>
        <table:table-row table:style-name="ro1">
          <table:table-cell office:value-type="float" office:value="51.5">
            <text:p>51.5</text:p>
          </table:table-cell>
          <table:table-cell office:value-type="float" office:value="436.9">
            <text:p>436.9</text:p>
          </table:table-cell>
          <table:table-cell table:formula="of:=(d*([.B10]*0.000000000001+co))/(s*e)" office:value-type="float" office:value="669.667294413057">
            <text:p>669.6672944131</text:p>
          </table:table-cell>
          <table:table-cell table:formula="of:=1/[.C10]" office:value-type="float" office:value="0.00149327883912334">
            <text:p>0.0014932788</text:p>
          </table:table-cell>
          <table:table-cell/>
          <table:table-cell table:style-name="ce1"/>
        </table:table-row>
        <table:table-row table:style-name="ro1">
          <table:table-cell office:value-type="float" office:value="49.5">
            <text:p>49.5</text:p>
          </table:table-cell>
          <table:table-cell office:value-type="float" office:value="883.5">
            <text:p>883.5</text:p>
          </table:table-cell>
          <table:table-cell table:formula="of:=(d*([.B11]*0.000000000001+co))/(s*e)" office:value-type="float" office:value="1286.4406779661">
            <text:p>1286.4406779661</text:p>
          </table:table-cell>
          <table:table-cell table:formula="of:=1/[.C11]" office:value-type="float" office:value="0.00077733860342556">
            <text:p>0.0007773386</text:p>
          </table:table-cell>
          <table:table-cell table:number-columns-repeated="2"/>
        </table:table-row>
        <table:table-row table:style-name="ro1">
          <table:table-cell office:value-type="float" office:value="47.5">
            <text:p>47.5</text:p>
          </table:table-cell>
          <table:table-cell office:value-type="float" office:value="2197">
            <text:p>2197</text:p>
          </table:table-cell>
          <table:table-cell table:formula="of:=(d*([.B12]*0.000000000001+co))/(s*e)" office:value-type="float" office:value="3100.43942247332">
            <text:p>3100.4394224733</text:p>
          </table:table-cell>
          <table:table-cell table:formula="of:=1/[.C12]" office:value-type="float" office:value="0.0003225349260984">
            <text:p>0.0003225349</text:p>
          </table:table-cell>
          <table:table-cell table:number-columns-repeated="2"/>
        </table:table-row>
        <table:table-row table:style-name="ro1">
          <table:table-cell office:value-type="float" office:value="45.5">
            <text:p>45.5</text:p>
          </table:table-cell>
          <table:table-cell office:value-type="float" office:value="1573.1">
            <text:p>1573.1</text:p>
          </table:table-cell>
          <table:table-cell table:formula="of:=(d*([.B13]*0.000000000001+co))/(s*e)" office:value-type="float" office:value="2238.80728185813">
            <text:p>2238.8072818581</text:p>
          </table:table-cell>
          <table:table-cell table:formula="of:=1/[.C13]" office:value-type="float" office:value="0.000446666404966325">
            <text:p>0.0004466664</text:p>
          </table:table-cell>
          <table:table-cell table:number-columns-repeated="2"/>
        </table:table-row>
        <table:table-row table:style-name="ro1">
          <table:table-cell office:value-type="float" office:value="43.5">
            <text:p>43.5</text:p>
          </table:table-cell>
          <table:table-cell office:value-type="float" office:value="1304.6">
            <text:p>1304.6</text:p>
          </table:table-cell>
          <table:table-cell table:formula="of:=(d*([.B14]*0.000000000001+co))/(s*e)" office:value-type="float" office:value="1867.99748901444">
            <text:p>1867.9974890144</text:p>
          </table:table-cell>
          <table:table-cell table:formula="of:=1/[.C14]" office:value-type="float" office:value="0.00053533262538142">
            <text:p>0.0005353326</text:p>
          </table:table-cell>
          <table:table-cell table:number-columns-repeated="2"/>
        </table:table-row>
        <table:table-row table:style-name="ro1">
          <table:table-cell office:value-type="float" office:value="41.5">
            <text:p>41.5</text:p>
          </table:table-cell>
          <table:table-cell office:value-type="float" office:value="1136.6">
            <text:p>1136.6</text:p>
          </table:table-cell>
          <table:table-cell table:formula="of:=(d*([.B15]*0.000000000001+co))/(s*e)" office:value-type="float" office:value="1635.98242310107">
            <text:p>1635.9824231011</text:p>
          </table:table-cell>
          <table:table-cell table:formula="of:=1/[.C15]" office:value-type="float" office:value="0.000611253510966494">
            <text:p>0.0006112535</text:p>
          </table:table-cell>
          <table:table-cell table:number-columns-repeated="2"/>
        </table:table-row>
        <table:table-row table:style-name="ro1">
          <table:table-cell office:value-type="float" office:value="39.5">
            <text:p>39.5</text:p>
          </table:table-cell>
          <table:table-cell office:value-type="float" office:value="1009.4">
            <text:p>1009.4</text:p>
          </table:table-cell>
          <table:table-cell table:formula="of:=(d*([.B16]*0.000000000001+co))/(s*e)" office:value-type="float" office:value="1460.31387319523">
            <text:p>1460.3138731952</text:p>
          </table:table-cell>
          <table:table-cell table:formula="of:=1/[.C16]" office:value-type="float" office:value="0.000684784290799044">
            <text:p>0.0006847843</text:p>
          </table:table-cell>
          <table:table-cell table:number-columns-repeated="2"/>
        </table:table-row>
        <table:table-row table:style-name="ro1">
          <table:table-cell office:value-type="float" office:value="37.5">
            <text:p>37.5</text:p>
          </table:table-cell>
          <table:table-cell office:value-type="float" office:value="911.9">
            <text:p>911.9</text:p>
          </table:table-cell>
          <table:table-cell table:formula="of:=(d*([.B17]*0.000000000001+co))/(s*e)" office:value-type="float" office:value="1325.66227244193">
            <text:p>1325.6622724419</text:p>
          </table:table-cell>
          <table:table-cell table:formula="of:=1/[.C17]" office:value-type="float" office:value="0.000754339940713521">
            <text:p>0.0007543399</text:p>
          </table:table-cell>
          <table:table-cell table:number-columns-repeated="2"/>
        </table:table-row>
        <table:table-row table:style-name="ro1">
          <table:table-cell office:value-type="float" office:value="35.5">
            <text:p>35.5</text:p>
          </table:table-cell>
          <table:table-cell office:value-type="float" office:value="833.8">
            <text:p>833.8</text:p>
          </table:table-cell>
          <table:table-cell table:formula="of:=(d*([.B18]*0.000000000001+co))/(s*e)" office:value-type="float" office:value="1217.8028876334">
            <text:p>1217.8028876334</text:p>
          </table:table-cell>
          <table:table-cell table:formula="of:=1/[.C18]" office:value-type="float" office:value="0.000821150951566012">
            <text:p>0.000821151</text:p>
          </table:table-cell>
          <table:table-cell table:number-columns-repeated="2"/>
        </table:table-row>
        <table:table-row table:style-name="ro1">
          <table:table-cell office:value-type="float" office:value="33.5">
            <text:p>33.5</text:p>
          </table:table-cell>
          <table:table-cell office:value-type="float" office:value="765.8">
            <text:p>765.8</text:p>
          </table:table-cell>
          <table:table-cell table:formula="of:=(d*([.B19]*0.000000000001+co))/(s*e)" office:value-type="float" office:value="1123.89202762084">
            <text:p>1123.8920276209</text:p>
          </table:table-cell>
          <table:table-cell table:formula="of:=1/[.C19]" office:value-type="float" office:value="0.000889765186889787">
            <text:p>0.0008897652</text:p>
          </table:table-cell>
          <table:table-cell table:number-columns-repeated="2"/>
        </table:table-row>
        <table:table-row table:style-name="ro1">
          <table:table-cell office:value-type="float" office:value="31.5">
            <text:p>31.5</text:p>
          </table:table-cell>
          <table:table-cell office:value-type="float" office:value="715.6">
            <text:p>715.6</text:p>
          </table:table-cell>
          <table:table-cell table:formula="of:=(d*([.B20]*0.000000000001+co))/(s*e)" office:value-type="float" office:value="1054.56371625863">
            <text:p>1054.5637162586</text:p>
          </table:table-cell>
          <table:table-cell table:formula="of:=1/[.C20]" office:value-type="float" office:value="0.000948259440925758">
            <text:p>0.0009482594</text:p>
          </table:table-cell>
          <table:table-cell table:number-columns-repeated="2"/>
        </table:table-row>
        <table:table-row table:style-name="ro1">
          <table:table-cell office:value-type="float" office:value="29.5">
            <text:p>29.5</text:p>
          </table:table-cell>
          <table:table-cell office:value-type="float" office:value="672.7">
            <text:p>672.7</text:p>
          </table:table-cell>
          <table:table-cell table:formula="of:=(d*([.B21]*0.000000000001+co))/(s*e)" office:value-type="float" office:value="995.317011927182">
            <text:p>995.3170119272</text:p>
          </table:table-cell>
          <table:table-cell table:formula="of:=1/[.C21]" office:value-type="float" office:value="0.00100470502163301">
            <text:p>0.001004705</text:p>
          </table:table-cell>
          <table:table-cell table:number-columns-repeated="2"/>
        </table:table-row>
        <table:table-row table:style-name="ro1">
          <table:table-cell office:value-type="float" office:value="28.1">
            <text:p>28.1</text:p>
          </table:table-cell>
          <table:table-cell office:value-type="float" office:value="636.3">
            <text:p>636.3</text:p>
          </table:table-cell>
          <table:table-cell table:formula="of:=(d*([.B22]*0.000000000001+co))/(s*e)" office:value-type="float" office:value="945.047080979285">
            <text:p>945.0470809793</text:p>
          </table:table-cell>
          <table:table-cell table:formula="of:=1/[.C22]" office:value-type="float" office:value="0.00105814834004225">
            <text:p>0.0010581483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2" table:number-rows-repeated="10">
          <table:table-cell table:number-columns-repeated="6"/>
        </table:table-row>
        <table:table-row table:style-name="ro1">
          <table:table-cell/>
          <table:table-cell office:value-type="float" office:value="41.32939">
            <text:p>41.32939</text:p>
          </table:table-cell>
          <table:table-cell table:formula="of:=[.B34]/10" office:value-type="float" office:value="4.132939">
            <text:p>4.1329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.588055">
            <text:p>40.588055</text:p>
          </table:table-cell>
          <table:table-cell table:formula="of:=[.B35]/10" office:value-type="float" office:value="4.0588055">
            <text:p>4.05880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.615112">
            <text:p>37.615112</text:p>
          </table:table-cell>
          <table:table-cell table:formula="of:=[.B36]/10" office:value-type="float" office:value="3.7615112">
            <text:p>3.76151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.570248">
            <text:p>36.570248</text:p>
          </table:table-cell>
          <table:table-cell table:formula="of:=[.B37]/10" office:value-type="float" office:value="3.6570248">
            <text:p>3.65702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.851842">
            <text:p>33.851842</text:p>
          </table:table-cell>
          <table:table-cell table:formula="of:=[.B38]/10" office:value-type="float" office:value="3.3851842">
            <text:p>3.385184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.143695">
            <text:p>31.143695</text:p>
          </table:table-cell>
          <table:table-cell table:formula="of:=[.B39]/10" office:value-type="float" office:value="3.1143695">
            <text:p>3.11436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.324185">
            <text:p>27.324185</text:p>
          </table:table-cell>
          <table:table-cell table:formula="of:=[.B40]/10" office:value-type="float" office:value="2.7324185">
            <text:p>2.73241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.881626">
            <text:p>23.881626</text:p>
          </table:table-cell>
          <table:table-cell table:formula="of:=[.B41]/10" office:value-type="float" office:value="2.3881626">
            <text:p>2.38816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.386637">
            <text:p>19.386637</text:p>
          </table:table-cell>
          <table:table-cell table:formula="of:=[.B42]/10" office:value-type="float" office:value="1.9386637">
            <text:p>1.938663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.932788">
            <text:p>14.932788</text:p>
          </table:table-cell>
          <table:table-cell table:formula="of:=[.B43]/10" office:value-type="float" office:value="1.4932788">
            <text:p>1.493278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773386">
            <text:p>7.773386</text:p>
          </table:table-cell>
          <table:table-cell table:formula="of:=[.B44]/10" office:value-type="float" office:value="0.7773386">
            <text:p>0.77733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225349">
            <text:p>3.225349</text:p>
          </table:table-cell>
          <table:table-cell table:formula="of:=[.B45]/10" office:value-type="float" office:value="0.3225349">
            <text:p>0.32253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466664">
            <text:p>4.466664</text:p>
          </table:table-cell>
          <table:table-cell table:formula="of:=[.B46]/10" office:value-type="float" office:value="0.4466664">
            <text:p>0.44666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53326">
            <text:p>5.353326</text:p>
          </table:table-cell>
          <table:table-cell table:formula="of:=[.B47]/10" office:value-type="float" office:value="0.5353326">
            <text:p>0.53533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112535">
            <text:p>6.112535</text:p>
          </table:table-cell>
          <table:table-cell table:formula="of:=[.B48]/10" office:value-type="float" office:value="0.6112535">
            <text:p>0.611253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.847843">
            <text:p>6.847843</text:p>
          </table:table-cell>
          <table:table-cell table:formula="of:=[.B49]/10" office:value-type="float" office:value="0.6847843">
            <text:p>0.68478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543399">
            <text:p>7.543399</text:p>
          </table:table-cell>
          <table:table-cell table:formula="of:=[.B50]/10" office:value-type="float" office:value="0.7543399">
            <text:p>0.75433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21151">
            <text:p>8.21151</text:p>
          </table:table-cell>
          <table:table-cell table:formula="of:=[.B51]/10" office:value-type="float" office:value="0.821151">
            <text:p>0.8211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8.897652">
            <text:p>8.897652</text:p>
          </table:table-cell>
          <table:table-cell table:formula="of:=[.B52]/10" office:value-type="float" office:value="0.8897652">
            <text:p>0.8897652</text:p>
          </table:table-cell>
          <table:table-cell table:number-columns-repeated="3"/>
        </table:table-row>
        <table:table-row table:style-name="ro1">
          <table:table-cell/>
          <table:table-cell office:value-type="float" office:value="9.482594">
            <text:p>9.482594</text:p>
          </table:table-cell>
          <table:table-cell table:formula="of:=[.B53]/10" office:value-type="float" office:value="0.9482594">
            <text:p>0.948259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04705">
            <text:p>10.04705</text:p>
          </table:table-cell>
          <table:table-cell table:formula="of:=[.B54]/10" office:value-type="float" office:value="1.004705">
            <text:p>1.0047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.581483">
            <text:p>10.581483</text:p>
          </table:table-cell>
          <table:table-cell table:formula="of:=[.B55]/10" office:value-type="float" office:value="1.0581483">
            <text:p>1.0581483</text:p>
          </table:table-cell>
          <table:table-cell table:number-columns-repeated="3"/>
        </table:table-row>
      </table:table>
      <table:named-expressions>
        <table:named-range table:name="co" table:base-cell-address="$Sheet1.$F$4" table:cell-range-address="$Sheet1.$F$4"/>
        <table:named-range table:name="d" table:base-cell-address="$Sheet1.$F$1" table:cell-range-address="$Sheet1.$F$1"/>
        <table:named-range table:name="e" table:base-cell-address="$Sheet1.$F$3" table:cell-range-address="$Sheet1.$F$3"/>
        <table:named-range table:name="s" table:base-cell-address="$Sheet1.$F$2" table:cell-range-address="$Sheet1.$F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zysiek </meta:initial-creator>
    <meta:creation-date>2013-04-28T21:48:07</meta:creation-date>
    <dc:date>2013-04-28T22:39:11</dc:date>
    <dc:creator>Krzysiek </dc:creator>
    <meta:editing-duration>PT20M34S</meta:editing-duration>
    <meta:editing-cycles>1</meta:editing-cycles>
    <meta:generator>LibreOffice/3.6$Linux_x86 LibreOffice_project/360m1$Build-2</meta:generator>
    <meta:document-statistic meta:table-count="1" meta:cell-count="14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7cm" svg:y="4.201cm" style:legend-expansion="high" chart:style-name="ch2"/>
        <chart:plot-area chart:style-name="ch3" table:cell-range-address="Sheet1.A1:Sheet1.A22 Sheet1.D1:Sheet1.D22" svg:x="0.77cm" svg:y="0.855cm" svg:width="11.738cm" svg:height="7.545cm">
          <chartooo:coordinate-region svg:x="2.053cm" svg:y="1.054cm" svg:width="10.26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22" chart:class="chart:scatter">
            <chart:domain table:cell-range-address="Sheet1.A1:Sheet1.A22"/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.5">
                <text:p>69.5</text:p>
                <draw:g>
                  <svg:desc>Sheet1.A1:Sheet1.A22</svg:desc>
                </draw:g>
              </table:table-cell>
              <table:table-cell office:value-type="float" office:value="0.00413293897882939">
                <text:p>0.00413293897882939</text:p>
                <draw:g>
                  <svg:desc>Sheet1.D1:Sheet1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.5">
                <text:p>67.5</text:p>
              </table:table-cell>
              <table:table-cell office:value-type="float" office:value="0.00405880554423155">
                <text:p>0.00405880554423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.5">
                <text:p>65.5</text:p>
              </table:table-cell>
              <table:table-cell office:value-type="float" office:value="0.00376151121605667">
                <text:p>0.00376151121605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5">
                <text:p>63.5</text:p>
              </table:table-cell>
              <table:table-cell office:value-type="float" office:value="0.00365702479338843">
                <text:p>0.003657024793388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.5">
                <text:p>61.5</text:p>
              </table:table-cell>
              <table:table-cell office:value-type="float" office:value="0.00338518424072421">
                <text:p>0.003385184240724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.5">
                <text:p>59.5</text:p>
              </table:table-cell>
              <table:table-cell office:value-type="float" office:value="0.00311436950146627">
                <text:p>0.003114369501466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5">
                <text:p>57.5</text:p>
              </table:table-cell>
              <table:table-cell office:value-type="float" office:value="0.00273241852487135">
                <text:p>0.002732418524871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5">
                <text:p>55.5</text:p>
              </table:table-cell>
              <table:table-cell office:value-type="float" office:value="0.0023881626289278">
                <text:p>0.0023881626289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5">
                <text:p>53.5</text:p>
              </table:table-cell>
              <table:table-cell office:value-type="float" office:value="0.00193866374589266">
                <text:p>0.001938663745892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.5">
                <text:p>51.5</text:p>
              </table:table-cell>
              <table:table-cell office:value-type="float" office:value="0.00149327883912334">
                <text:p>0.001493278839123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.5">
                <text:p>49.5</text:p>
              </table:table-cell>
              <table:table-cell office:value-type="float" office:value="0.00077733860342556">
                <text:p>0.00077733860342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.5">
                <text:p>47.5</text:p>
              </table:table-cell>
              <table:table-cell office:value-type="float" office:value="0.0003225349260984">
                <text:p>0.00032253492609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5">
                <text:p>45.5</text:p>
              </table:table-cell>
              <table:table-cell office:value-type="float" office:value="0.000446666404966325">
                <text:p>0.000446666404966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5">
                <text:p>43.5</text:p>
              </table:table-cell>
              <table:table-cell office:value-type="float" office:value="0.00053533262538142">
                <text:p>0.000535332625381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.5">
                <text:p>41.5</text:p>
              </table:table-cell>
              <table:table-cell office:value-type="float" office:value="0.000611253510966494">
                <text:p>0.0006112535109664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.5">
                <text:p>39.5</text:p>
              </table:table-cell>
              <table:table-cell office:value-type="float" office:value="0.000684784290799044">
                <text:p>0.0006847842907990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.5">
                <text:p>37.5</text:p>
              </table:table-cell>
              <table:table-cell office:value-type="float" office:value="0.000754339940713521">
                <text:p>0.0007543399407135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.5">
                <text:p>35.5</text:p>
              </table:table-cell>
              <table:table-cell office:value-type="float" office:value="0.000821150951566012">
                <text:p>0.0008211509515660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.5">
                <text:p>33.5</text:p>
              </table:table-cell>
              <table:table-cell office:value-type="float" office:value="0.000889765186889787">
                <text:p>0.0008897651868897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.5">
                <text:p>31.5</text:p>
              </table:table-cell>
              <table:table-cell office:value-type="float" office:value="0.000948259440925758">
                <text:p>0.0009482594409257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.5">
                <text:p>29.5</text:p>
              </table:table-cell>
              <table:table-cell office:value-type="float" office:value="0.00100470502163301">
                <text:p>0.001004705021633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.1">
                <text:p>28.1</text:p>
              </table:table-cell>
              <table:table-cell office:value-type="float" office:value="0.00105814834004225">
                <text:p>0.001058148340042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legend chart:legend-position="end" svg:x="13.147cm" svg:y="4.204cm" style:legend-expansion="high" chart:style-name="ch2"/>
        <chart:plot-area chart:style-name="ch3" table:cell-range-address="Sheet1.A1:Sheet1.A22 Sheet1.C1:Sheet1.C22" svg:x="0.77cm" svg:y="0.855cm" svg:width="11.738cm" svg:height="7.551cm">
          <chartooo:coordinate-region svg:x="1.762cm" svg:y="1.054cm" svg:width="10.559cm" svg:height="6.70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22" chart:class="chart:scatter">
            <chart:domain table:cell-range-address="Sheet1.A1:Sheet1.A22"/>
            <chart:data-point chart:repeated="2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9.5">
                <text:p>69.5</text:p>
                <draw:g>
                  <svg:desc>Sheet1.A1:Sheet1.A22</svg:desc>
                </draw:g>
              </table:table-cell>
              <table:table-cell office:value-type="float" office:value="241.95856873823">
                <text:p>241.95856873823</text:p>
                <draw:g>
                  <svg:desc>Sheet1.C1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.5">
                <text:p>67.5</text:p>
              </table:table-cell>
              <table:table-cell office:value-type="float" office:value="246.377903327056">
                <text:p>246.377903327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.5">
                <text:p>65.5</text:p>
              </table:table-cell>
              <table:table-cell office:value-type="float" office:value="265.850596359071">
                <text:p>265.8505963590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5">
                <text:p>63.5</text:p>
              </table:table-cell>
              <table:table-cell office:value-type="float" office:value="273.446327683616">
                <text:p>273.4463276836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.5">
                <text:p>61.5</text:p>
              </table:table-cell>
              <table:table-cell office:value-type="float" office:value="295.404896421846">
                <text:p>295.4048964218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9.5">
                <text:p>59.5</text:p>
              </table:table-cell>
              <table:table-cell office:value-type="float" office:value="321.092278719397">
                <text:p>321.0922787193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7.5">
                <text:p>57.5</text:p>
              </table:table-cell>
              <table:table-cell office:value-type="float" office:value="365.976145637163">
                <text:p>365.976145637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.5">
                <text:p>55.5</text:p>
              </table:table-cell>
              <table:table-cell office:value-type="float" office:value="418.731952291274">
                <text:p>418.7319522912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5">
                <text:p>53.5</text:p>
              </table:table-cell>
              <table:table-cell office:value-type="float" office:value="515.819209039548">
                <text:p>515.8192090395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.5">
                <text:p>51.5</text:p>
              </table:table-cell>
              <table:table-cell office:value-type="float" office:value="669.667294413057">
                <text:p>669.6672944130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.5">
                <text:p>49.5</text:p>
              </table:table-cell>
              <table:table-cell office:value-type="float" office:value="1286.4406779661">
                <text:p>1286.44067796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7.5">
                <text:p>47.5</text:p>
              </table:table-cell>
              <table:table-cell office:value-type="float" office:value="3100.43942247332">
                <text:p>3100.439422473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.5">
                <text:p>45.5</text:p>
              </table:table-cell>
              <table:table-cell office:value-type="float" office:value="2238.80728185813">
                <text:p>2238.807281858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5">
                <text:p>43.5</text:p>
              </table:table-cell>
              <table:table-cell office:value-type="float" office:value="1867.99748901444">
                <text:p>1867.997489014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.5">
                <text:p>41.5</text:p>
              </table:table-cell>
              <table:table-cell office:value-type="float" office:value="1635.98242310107">
                <text:p>1635.98242310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.5">
                <text:p>39.5</text:p>
              </table:table-cell>
              <table:table-cell office:value-type="float" office:value="1460.31387319523">
                <text:p>1460.313873195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.5">
                <text:p>37.5</text:p>
              </table:table-cell>
              <table:table-cell office:value-type="float" office:value="1325.66227244193">
                <text:p>1325.662272441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.5">
                <text:p>35.5</text:p>
              </table:table-cell>
              <table:table-cell office:value-type="float" office:value="1217.8028876334">
                <text:p>1217.80288763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.5">
                <text:p>33.5</text:p>
              </table:table-cell>
              <table:table-cell office:value-type="float" office:value="1123.89202762084">
                <text:p>1123.892027620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.5">
                <text:p>31.5</text:p>
              </table:table-cell>
              <table:table-cell office:value-type="float" office:value="1054.56371625863">
                <text:p>1054.563716258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.5">
                <text:p>29.5</text:p>
              </table:table-cell>
              <table:table-cell office:value-type="float" office:value="995.317011927182">
                <text:p>995.317011927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.1">
                <text:p>28.1</text:p>
              </table:table-cell>
              <table:table-cell office:value-type="float" office:value="945.047080979285">
                <text:p>945.0470809792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